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e27" officeooo:paragraph-rsid="001a8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token no github</text:p>
      <text:p text:style-name="P1"/>
      <text:p text:style-name="P1">ghp_a3aNbUWqFJw1krk28wV7D36d7oYxZn2Dsin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20:02:16.937932874</meta:creation-date>
    <dc:date>2022-05-12T20:02:56.529875910</dc:date>
    <meta:editing-duration>PT44S</meta:editing-duration>
    <meta:editing-cycles>1</meta:editing-cycles>
    <meta:document-statistic meta:table-count="0" meta:image-count="0" meta:object-count="0" meta:page-count="1" meta:paragraph-count="2" meta:word-count="5" meta:character-count="59" meta:non-whitespace-character-count="56"/>
    <meta:generator>LibreOffice/7.3.2.2$Linux_X86_64 LibreOffice_project/49f2b1bff42cfccbd8f788c8dc32c1c309559be0</meta:generator>
  </office:meta>
</office:document-meta>
</file>